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3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4" style:family="paragraph" style:parent-style-name="Text_20_body">
      <style:text-properties officeooo:rsid="00117636" officeooo:paragraph-rsid="0018a390"/>
    </style:style>
    <style:style style:name="P5" style:family="paragraph" style:parent-style-name="Standard">
      <style:text-properties fo:font-size="12pt" fo:font-weight="bold" officeooo:rsid="00065651" officeooo:paragraph-rsid="001983c9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4afa9" officeooo:paragraph-rsid="001983c9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a9264" officeooo:paragraph-rsid="001983c9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17636" officeooo:paragraph-rsid="001983c9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3pt" fo:font-weight="bold" officeooo:rsid="00030202" style:font-size-asian="11.3500003814697pt" style:font-weight-asian="bold" style:font-size-complex="13pt" style:font-weight-complex="bold"/>
    </style:style>
    <style:style style:name="P10" style:family="paragraph" style:parent-style-name="Table_20_Contents">
      <style:text-properties fo:font-size="12pt" officeooo:rsid="0004afa9" officeooo:paragraph-rsid="001983c9" style:font-size-asian="10.5pt" style:font-size-complex="12pt"/>
    </style:style>
    <style:style style:name="P11" style:family="paragraph" style:parent-style-name="Table_20_Contents">
      <style:text-properties fo:font-size="12pt" officeooo:rsid="00065651" officeooo:paragraph-rsid="001983c9" style:font-size-asian="10.5pt" style:font-size-complex="12pt"/>
    </style:style>
    <style:style style:name="P12" style:family="paragraph" style:parent-style-name="Table_20_Contents">
      <style:text-properties fo:font-size="12pt" officeooo:rsid="00065651" officeooo:paragraph-rsid="001a9264" style:font-size-asian="10.5pt" style:font-size-complex="12pt"/>
    </style:style>
    <style:style style:name="P13" style:family="paragraph" style:parent-style-name="Table_20_Contents">
      <style:text-properties fo:font-size="12pt" officeooo:paragraph-rsid="001983c9" style:font-size-asian="10.5pt" style:font-size-complex="12pt"/>
    </style:style>
    <style:style style:name="P14" style:family="paragraph" style:parent-style-name="Table_20_Contents">
      <style:text-properties fo:font-size="12pt" officeooo:rsid="001983c9" officeooo:paragraph-rsid="001983c9" style:font-size-asian="10.5pt" style:font-size-complex="12pt"/>
    </style:style>
    <style:style style:name="P15" style:family="paragraph" style:parent-style-name="Table_20_Contents">
      <style:text-properties fo:font-size="12pt" officeooo:rsid="001a9264" officeooo:paragraph-rsid="001a9264" style:font-size-asian="10.5pt" style:font-size-complex="12pt"/>
    </style:style>
    <style:style style:name="P16" style:family="paragraph" style:parent-style-name="Table_20_Contents">
      <style:text-properties fo:font-size="12pt" officeooo:rsid="00065651" officeooo:paragraph-rsid="001e4908" style:font-size-asian="10.5pt" style:font-size-complex="12pt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65651" style:font-weight-asian="normal" style:font-weight-complex="normal"/>
    </style:style>
    <style:style style:name="T4" style:family="text">
      <style:text-properties fo:font-weight="normal" officeooo:rsid="0018a390" style:font-weight-asian="normal" style:font-weight-complex="normal"/>
    </style:style>
    <style:style style:name="T5" style:family="text">
      <style:text-properties officeooo:rsid="0018a390"/>
    </style:style>
    <style:style style:name="T6" style:family="text">
      <style:text-properties officeooo:rsid="000e0ae0"/>
    </style:style>
    <style:style style:name="T7" style:family="text">
      <style:text-properties officeooo:rsid="00082e3e"/>
    </style:style>
    <style:style style:name="T8" style:family="text">
      <style:text-properties officeooo:rsid="00065651"/>
    </style:style>
    <style:style style:name="T9" style:family="text">
      <style:text-properties officeooo:rsid="0008421d"/>
    </style:style>
    <style:style style:name="T10" style:family="text">
      <style:text-properties officeooo:rsid="001983c9"/>
    </style:style>
    <style:style style:name="T11" style:family="text">
      <style:text-properties officeooo:rsid="001a9264"/>
    </style:style>
    <style:style style:name="T12" style:family="text">
      <style:text-properties officeooo:rsid="001b50b6"/>
    </style:style>
    <style:style style:name="T13" style:family="text">
      <style:text-properties officeooo:rsid="001b9f05"/>
    </style:style>
    <style:style style:name="T14" style:family="text">
      <style:text-properties officeooo:rsid="001cc459"/>
    </style:style>
    <style:style style:name="T15" style:family="text">
      <style:text-properties officeooo:rsid="001e49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: <text:span text:style-name="T5">Collision</text:span></text:p>
      <text:p text:style-name="P1"><text:span text:style-name="T1">Summary:</text:span><text:span text:style-name="T2"> </text:span><text:span text:style-name="T4">This describes how a black hole collides with an other entity. <text:s/></text:span></text:p>
      <text:p text:style-name="P1"><text:span text:style-name="T1">Priority: </text:span><text:span text:style-name="T13">High</text:span></text:p>
      <text:p text:style-name="P1"><text:span text:style-name="T1">Extends: </text:span><text:span text:style-name="T2">-</text:span></text:p>
      <text:p text:style-name="P1"><text:span text:style-name="T1">Includes: </text:span><text:span text:style-name="T3">Swallow Entity, Collision</text:span></text:p>
      <text:p text:style-name="P1"><text:span text:style-name="T1">Participators:</text:span><text:span text:style-name="T2"> </text:span><text:span text:style-name="T4">A black hole. The entity the black hole collided with. </text:span></text:p>
      <text:p text:style-name="P3">Normal flow of events</text:p>
      <text:p text:style-name="P4"><text:span text:style-name="T5">There is no normal flow. The user case is built up of a couple of alternate flows depending on the colliding entity. </text:span><text:span text:style-name="T10">Enemies cannot use powerups, so they are never under the effect of some powerup.</text:span></text:p>
      <text:p text:style-name="P9"/>
      <text:p text:style-name="P6">Flow <text:span text:style-name="T10">1.1</text:span> The <text:span text:style-name="T10">black hole </text:span>collides with the edge <text:span text:style-name="T10">of the stage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0">Actor</text:p>
          </table:table-cell>
          <table:table-cell table:style-name="Table3.C1" office:value-type="string">
            <text:p text:style-name="P10">System</text:p>
          </table:table-cell>
        </table:table-row>
        <table:table-row>
          <table:table-cell table:style-name="Table3.A2" office:value-type="string">
            <text:p text:style-name="P14">1.1.1</text:p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0">The <text:span text:style-name="T10">black hole </text:span>collides with the wall <text:span text:style-name="T14">and thus bounces back</text:span>. <text:span text:style-name="T6">Handled by the physics engine</text:span></text:p>
          </table:table-cell>
        </table:table-row>
      </table:table>
      <text:p text:style-name="P5">Flow <text:span text:style-name="T10">1.2</text:span> The <text:span text:style-name="T10">black hole </text:span>runs into an obsta<text:span text:style-name="T10">cle</text:span></text:p>
      <text:p text:style-name="P5">Flow <text:span text:style-name="T10">1.2.1</text:span> The <text:span text:style-name="T10">black hole</text:span> is not the under effect <text:s/>of <text:s/>the “Eat obsta<text:span text:style-name="T10">c</text:span>le” powerup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1">Actor</text:p>
          </table:table-cell>
          <table:table-cell table:style-name="Table4.C1" office:value-type="string">
            <text:p text:style-name="P11">System</text:p>
          </table:table-cell>
        </table:table-row>
        <table:table-row>
          <table:table-cell table:style-name="Table4.A2" office:value-type="string">
            <text:p text:style-name="P14">1.2.1.1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6">The player collides with the obst<text:span text:style-name="T7">c</text:span>ble. <text:span text:style-name="T6">Handled by the physics engine. </text:span><text:span text:style-name="T11">“</text:span><text:span text:style-name="T15">bigger_collision” sound effect is played.</text:span></text:p>
          </table:table-cell>
        </table:table-row>
      </table:table>
      <text:p text:style-name="P5">Flow <text:span text:style-name="T10">1</text:span>.2.2 The <text:span text:style-name="T10">black hole</text:span> is under the effect of the “Eat obstacle” powerup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1">Actor</text:p>
          </table:table-cell>
          <table:table-cell table:style-name="Table5.C1" office:value-type="string">
            <text:p text:style-name="P11">System</text:p>
          </table:table-cell>
        </table:table-row>
        <table:table-row>
          <table:table-cell table:style-name="Table5.A2" office:value-type="string">
            <text:p text:style-name="P14">1.2.2.1</text:p>
          </table:table-cell>
          <table:table-cell table:style-name="Table5.A2" office:value-type="string">
            <text:p text:style-name="P13"/>
          </table:table-cell>
          <table:table-cell table:style-name="Table5.C2" office:value-type="string">
            <text:p text:style-name="P11">The obstacle is eaten, as described in UC Swallow entity</text:p>
          </table:table-cell>
        </table:table-row>
      </table:table>
      <text:p text:style-name="P5">Flow <text:span text:style-name="T10">1.</text:span>3 The <text:span text:style-name="T10">black hole</text:span> runs into a planet</text:p>
      <text:p text:style-name="P5">Flow <text:span text:style-name="T11">1.3.1</text:span> The planet is bigger than the <text:span text:style-name="T11">black hole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1">Actor</text:p>
          </table:table-cell>
          <table:table-cell table:style-name="Table6.C1" office:value-type="string">
            <text:p text:style-name="P11">System</text:p>
          </table:table-cell>
        </table:table-row>
        <table:table-row>
          <table:table-cell table:style-name="Table6.A2" office:value-type="string">
            <text:p text:style-name="P15">1.3.1.1</text:p>
          </table:table-cell>
          <table:table-cell table:style-name="Table6.A2" office:value-type="string">
            <text:p text:style-name="P13"/>
          </table:table-cell>
          <table:table-cell table:style-name="Table6.C2" office:value-type="string">
            <text:p text:style-name="P13"><text:span text:style-name="T8">The </text:span><text:span text:style-name="T11">black hole</text:span><text:span text:style-name="T8"> collides with the planet, </text:span><text:span text:style-name="T11">handled by the physics engine. “</text:span><text:span text:style-name="T15">bigger_collision” sound effect is played.</text:span></text:p>
          </table:table-cell>
        </table:table-row>
      </table:table>
      <text:p text:style-name="P5"/>
      <text:p text:style-name="P5">Flow <text:span text:style-name="T11">1.3.2</text:span> The planet is smaller than, or of the same size as the <text:span text:style-name="T11">black hole.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11">Actor</text:p>
          </table:table-cell>
          <table:table-cell table:style-name="Table7.C1" office:value-type="string">
            <text:p text:style-name="P11">System</text:p>
          </table:table-cell>
        </table:table-row>
        <table:table-row>
          <table:table-cell table:style-name="Table7.A2" office:value-type="string">
            <text:p text:style-name="P15">1.3.2.1</text:p>
          </table:table-cell>
          <table:table-cell table:style-name="Table7.A2" office:value-type="string">
            <text:p text:style-name="P13"/>
          </table:table-cell>
          <table:table-cell table:style-name="Table7.C2" office:value-type="string">
            <text:p text:style-name="P11">The planet is eaten, as defined in UC Swallow entity</text:p>
          </table:table-cell>
        </table:table-row>
      </table:table>
      <text:p text:style-name="P5">Flow <text:span text:style-name="T11">1.4</text:span> The <text:span text:style-name="T11">black hole <text:s/></text:span>runs into <text:span text:style-name="T11">another</text:span> black hole</text:p>
      <text:p text:style-name="P7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11">Actor</text:p>
          </table:table-cell>
          <table:table-cell table:style-name="Table8.C1" office:value-type="string">
            <text:p text:style-name="P11">System</text:p>
          </table:table-cell>
        </table:table-row>
        <text:soft-page-break/>
        <table:table-row>
          <table:table-cell table:style-name="Table8.A2" office:value-type="string">
            <text:p text:style-name="P12"><text:span text:style-name="T11">1.</text:span><text:span text:style-name="T12">4.1</text:span></text:p>
          </table:table-cell>
          <table:table-cell table:style-name="Table8.A2" office:value-type="string">
            <text:p text:style-name="P13"/>
          </table:table-cell>
          <table:table-cell table:style-name="Table8.C2" office:value-type="string">
            <text:p text:style-name="P11"><text:span text:style-name="T12">Per UC Swallow entity, the smaller black hole is </text:span><text:span text:style-name="T12">swallowed. </text:span><text:span text:style-name="T11"><text:s/></text:span><text:span text:style-name="T12">If they are of equal size and none is </text:span><text:span text:style-name="T14">the</text:span><text:span text:style-name="T12"> player, then the eaten hole is randomly determined. If one is player controlled, then player always wins. </text:span><text:span text:style-name="T11">If </text:span><text:span text:style-name="T12">the</text:span><text:span text:style-name="T11"> </text:span><text:span text:style-name="T12">swallowed </text:span><text:span text:style-name="T11">black hole is player controlled then </text:span><text:s/>UC Player Swallowed <text:span text:style-name="T11">is appli</text:span><text:span text:style-name="T12">ied.</text:span></text:p>
          </table:table-cell>
        </table:table-row>
      </table:table>
      <text:p text:style-name="P5">Flow 2.4 The player runs into a powerup<text:span text:style-name="T12">(not applicable for enemies)</text:span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3"/>
          </table:table-cell>
          <table:table-cell table:style-name="Table10.A1" office:value-type="string">
            <text:p text:style-name="P11">Actor</text:p>
          </table:table-cell>
          <table:table-cell table:style-name="Table10.C1" office:value-type="string">
            <text:p text:style-name="P11">System</text:p>
          </table:table-cell>
        </table:table-row>
        <table:table-row>
          <table:table-cell table:style-name="Table10.A2" office:value-type="string">
            <text:p text:style-name="P11">2.4.1</text:p>
          </table:table-cell>
          <table:table-cell table:style-name="Table10.A2" office:value-type="string">
            <text:p text:style-name="P13"/>
          </table:table-cell>
          <table:table-cell table:style-name="Table10.C2" office:value-type="string">
            <text:p text:style-name="P11">The player get some temporary status modifier applied, as described <text:span text:style-name="T7">in </text:span>UC <text:span text:style-name="T9">swallow entity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5-25T20:48:32</dc:date>
    <meta:editing-duration>PT1H30M23S</meta:editing-duration>
    <meta:editing-cycles>18</meta:editing-cycles>
    <meta:generator>LibreOffice/3.6$MacOSX_x86 LibreOffice_project/e29a214-2bbed72-0621de6-a97528c-8f066d</meta:generator>
    <meta:document-statistic meta:table-count="7" meta:image-count="0" meta:object-count="0" meta:page-count="2" meta:paragraph-count="45" meta:word-count="335" meta:character-count="1917" meta:non-whitespace-character-count="1619"/>
  </office:meta>
</office:document-meta>
</file>